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"/>
    <style:font-face style:name="CourierNewPSMT" svg:font-family="CourierNewPSMT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Garamond" svg:font-family="Garamond" style:font-adornments="Italiqu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 Narrow" svg:font-family="'Arial Narrow'" style:font-adornments="Gras" style:font-family-generic="swiss" style:font-pitch="variable"/>
    <style:font-face style:name="Arial Narrow1" svg:font-family="'Arial Narrow'" style:font-adornments="Gras Italique" style:font-family-generic="swiss" style:font-pitch="variable"/>
    <style:font-face style:name="Arial Narrow2" svg:font-family="'Arial Narrow'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/>
    </style:style>
    <style:style style:name="P2" style:family="paragraph" style:parent-style-name="Standard">
      <style:text-properties style:use-window-font-color="true" style:font-name="Times New Roman1" fo:language="en" fo:country="US"/>
    </style:style>
    <style:style style:name="P3" style:family="paragraph" style:parent-style-name="Text_20_body">
      <style:paragraph-properties fo:margin-left="0cm" fo:margin-right="0cm" fo:margin-top="0.035cm" fo:margin-bottom="0.035cm" loext:contextual-spacing="false" fo:text-indent="0cm" style:auto-text-indent="false"/>
    </style:style>
    <style:style style:name="P4" style:family="paragraph" style:parent-style-name="Text_20_body">
      <style:paragraph-properties fo:margin-left="0cm" fo:margin-right="0cm" fo:margin-top="0.035cm" fo:margin-bottom="0.035cm" loext:contextual-spacing="false" fo:text-indent="0cm" style:auto-text-indent="false"/>
      <style:text-properties style:use-window-font-color="true" style:font-name="Times New Roman1"/>
    </style:style>
    <style:style style:name="P5" style:family="paragraph" style:parent-style-name="Text_20_body">
      <style:paragraph-properties fo:margin-left="0cm" fo:margin-right="0cm" fo:margin-top="0.035cm" fo:margin-bottom="0.035cm" loext:contextual-spacing="false" fo:text-indent="0cm" style:auto-text-indent="false"/>
      <style:text-properties style:use-window-font-color="true" style:font-name="Times New Roman1" fo:language="en" fo:country="US"/>
    </style:style>
    <style:style style:name="P6" style:family="paragraph" style:parent-style-name="Text_20_body">
      <style:paragraph-properties fo:margin-left="0cm" fo:margin-right="0cm" fo:margin-top="0.035cm" fo:margin-bottom="0.035cm" loext:contextual-spacing="false" fo:text-indent="0cm" style:auto-text-indent="false"/>
      <style:text-properties fo:color="#00ff00" style:font-name="Arial" fo:font-size="10pt" fo:language="en" fo:country="GB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 text:display="none"/>
    </style:style>
    <style:style style:name="P7" style:family="paragraph" style:parent-style-name="Text_20_body">
      <style:paragraph-properties fo:margin-left="0cm" fo:margin-right="0cm" fo:margin-top="0.041cm" fo:margin-bottom="0.041cm" loext:contextual-spacing="false" fo:text-indent="0cm" style:auto-text-indent="false"/>
      <style:text-properties style:use-window-font-color="true"/>
    </style:style>
    <style:style style:name="P8" style:family="paragraph" style:parent-style-name="Text_20_body">
      <style:paragraph-properties fo:margin-left="0cm" fo:margin-right="0cm" fo:margin-top="0.212cm" fo:margin-bottom="0cm" loext:contextual-spacing="false" fo:text-align="justify" style:justify-single-word="false" fo:orphans="2" fo:widows="2" fo:hyphenation-ladder-count="no-limit" fo:text-indent="0cm" style:auto-text-indent="false" style:writing-mode="lr-tb">
        <style:tab-stops>
          <style:tab-stop style:position="1.016cm"/>
        </style:tab-stops>
      </style:paragraph-properties>
      <style:text-properties style:use-window-font-color="true"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 fo:hyphenate="false" fo:hyphenation-remain-char-count="2" fo:hyphenation-push-char-count="2"/>
    </style:style>
    <style:style style:name="P9" style:family="paragraph" style:parent-style-name="Standard">
      <style:paragraph-properties fo:margin-left="0cm" fo:margin-right="0cm" fo:margin-top="0.212cm" fo:margin-bottom="0cm" loext:contextual-spacing="false" fo:text-align="justify" style:justify-single-word="false" fo:orphans="2" fo:widows="2" fo:hyphenation-ladder-count="no-limit" fo:text-indent="0cm" style:auto-text-indent="false" style:writing-mode="lr-tb">
        <style:tab-stops>
          <style:tab-stop style:position="1.016cm"/>
        </style:tab-stops>
      </style:paragraph-properties>
      <style:text-properties style:use-window-font-color="true"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 fo:hyphenate="false" fo:hyphenation-remain-char-count="2" fo:hyphenation-push-char-count="2"/>
    </style:style>
    <style:style style:name="P10" style:family="paragraph" style:parent-style-name="Standard">
      <style:paragraph-properties fo:margin-left="0cm" fo:margin-right="0cm" fo:margin-top="0.212cm" fo:margin-bottom="0cm" loext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1.016cm"/>
        </style:tab-stops>
      </style:paragraph-properties>
      <style:text-properties style:use-window-font-color="true"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 fo:hyphenate="false" fo:hyphenation-remain-char-count="2" fo:hyphenation-push-char-count="2"/>
    </style:style>
    <style:style style:name="P11" style:family="paragraph" style:parent-style-name="Standard">
      <style:paragraph-properties fo:margin-left="0cm" fo:margin-right="0cm" fo:margin-top="0.212cm" fo:margin-bottom="0cm" loext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1.016cm"/>
        </style:tab-stops>
      </style:paragraph-properties>
      <style:text-properties style:use-window-font-color="true" fo:hyphenate="false" fo:hyphenation-remain-char-count="2" fo:hyphenation-push-char-count="2"/>
    </style:style>
    <style:style style:name="P12" style:family="paragraph" style:parent-style-name="Standard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>
          <style:tab-stop style:position="1.016cm"/>
        </style:tab-stops>
      </style:paragraph-properties>
    </style:style>
    <style:style style:name="P14" style:family="paragraph" style:parent-style-name="Text_20_body">
      <style:paragraph-properties fo:margin-top="0.212cm" fo:margin-bottom="0cm" loext:contextual-spacing="false" fo:text-align="justify" style:justify-single-word="false" fo:orphans="2" fo:widows="2" fo:hyphenation-ladder-count="no-limit" style:writing-mode="lr-tb"/>
      <style:text-properties style:use-window-font-color="true" fo:hyphenate="false" fo:hyphenation-remain-char-count="2" fo:hyphenation-push-char-count="2"/>
    </style:style>
    <style:style style:name="P15" style:family="paragraph" style:parent-style-name="Text_20_body">
      <style:paragraph-properties fo:margin-top="0.212cm" fo:margin-bottom="0cm" loext:contextual-spacing="false" fo:text-align="justify" style:justify-single-word="false" fo:orphans="2" fo:widows="2" fo:hyphenation-ladder-count="no-limit" style:writing-mode="lr-tb"/>
      <style:text-properties style:use-window-font-color="true" fo:font-style="italic" style:font-style-asian="italic" style:font-style-complex="italic" fo:hyphenate="false" fo:hyphenation-remain-char-count="2" fo:hyphenation-push-char-count="2"/>
    </style:style>
    <style:style style:name="P16" style:family="paragraph" style:parent-style-name="Text_20_body">
      <style:paragraph-properties fo:margin-top="0.212cm" fo:margin-bottom="0cm" loext:contextual-spacing="false" fo:text-align="justify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P17" style:family="paragraph" style:parent-style-name="Standard">
      <style:paragraph-properties fo:margin-top="0.212cm" fo:margin-bottom="0cm" loext:contextual-spacing="false" fo:text-align="justify" style:justify-single-word="false" fo:orphans="2" fo:widows="2" fo:hyphenation-ladder-count="no-limit" style:writing-mode="lr-tb"/>
      <style:text-properties style:use-window-font-color="true" fo:font-style="italic" style:font-style-asian="italic" style:font-style-complex="italic" fo:hyphenate="false" fo:hyphenation-remain-char-count="2" fo:hyphenation-push-char-count="2"/>
    </style:style>
    <style:style style:name="P18" style:family="paragraph" style:parent-style-name="Text_20_body">
      <style:paragraph-properties fo:margin-top="0.212cm" fo:margin-bottom="0cm" loext:contextual-spacing="false" fo:text-align="justify" style:justify-single-word="false" fo:orphans="2" fo:widows="2" fo:hyphenation-ladder-count="no-limit" fo:padding="0.049cm" fo:border="0.06pt solid #000000" style:shadow="none" style:writing-mode="lr-tb"/>
      <style:text-properties style:use-window-font-color="true" fo:hyphenate="false" fo:hyphenation-remain-char-count="2" fo:hyphenation-push-char-count="2"/>
    </style:style>
    <style:style style:name="P19" style:family="paragraph" style:parent-style-name="Text_20_body">
      <style:paragraph-properties fo:margin-top="0.212cm" fo:margin-bottom="0cm" loext:contextual-spacing="false" fo:text-align="justify" style:justify-single-word="false" fo:orphans="2" fo:widows="2" fo:hyphenation-ladder-count="no-limit" fo:padding="0.049cm" fo:border="0.06pt solid #000000" style:shadow="none" style:writing-mode="lr-tb"/>
      <style:text-properties style:use-window-font-color="true" officeooo:paragraph-rsid="00106bd6" fo:hyphenate="false" fo:hyphenation-remain-char-count="2" fo:hyphenation-push-char-count="2"/>
    </style:style>
    <style:style style:name="P20" style:family="paragraph" style:parent-style-name="Text_20_body">
      <style:paragraph-properties fo:margin-top="0.212cm" fo:margin-bottom="0cm" loext:contextual-spacing="false" fo:text-align="justify" style:justify-single-word="false" fo:orphans="2" fo:widows="2" fo:hyphenation-ladder-count="no-limit" fo:padding="0.049cm" fo:border="0.06pt solid #000000" style:shadow="none" style:writing-mode="lr-tb"/>
      <style:text-properties style:use-window-font-color="true" officeooo:paragraph-rsid="0010e500" fo:hyphenate="false" fo:hyphenation-remain-char-count="2" fo:hyphenation-push-char-count="2"/>
    </style:style>
    <style:style style:name="P21" style:family="paragraph" style:parent-style-name="Text_20_body">
      <style:paragraph-properties fo:margin-top="0.212cm" fo:margin-bottom="0cm" loext:contextual-spacing="false" fo:text-align="justify" style:justify-single-word="false" fo:orphans="2" fo:widows="2" fo:hyphenation-ladder-count="no-limit" fo:padding="0.049cm" fo:border="0.06pt solid #000000" style:shadow="none" style:writing-mode="lr-tb"/>
      <style:text-properties style:use-window-font-color="true" officeooo:paragraph-rsid="0010edc2" fo:hyphenate="false" fo:hyphenation-remain-char-count="2" fo:hyphenation-push-char-count="2"/>
    </style:style>
    <style:style style:name="P22" style:family="paragraph" style:parent-style-name="Heading_20_3">
      <style:text-properties style:text-underline-style="solid" style:text-underline-width="auto" style:text-underline-color="font-color" fo:font-weight="bold" style:font-weight-asian="bold" style:font-weight-complex="bold"/>
    </style:style>
    <style:style style:name="P23" style:family="paragraph" style:parent-style-name="Text_20_body">
      <style:paragraph-properties fo:margin-left="0cm" fo:margin-right="0cm" fo:margin-top="0.035cm" fo:margin-bottom="0.035cm" loext:contextual-spacing="false" fo:text-indent="0cm" style:auto-text-indent="false"/>
      <style:text-properties style:use-window-font-color="true" style:font-name="Times New Roman1" fo:language="en" fo:country="US" officeooo:rsid="0010fc9d" officeooo:paragraph-rsid="0010fc9d"/>
    </style:style>
    <style:style style:name="T1" style:family="text">
      <style:text-properties fo:language="en" fo:country="GB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0fc9d"/>
    </style:style>
    <style:style style:name="T4" style:family="text">
      <style:text-properties style:use-window-font-color="true"/>
    </style:style>
    <style:style style:name="T5" style:family="text">
      <style:text-properties style:use-window-font-color="true" style:font-name="Arial" fo:font-size="10pt" fo:language="en" fo:country="GB" fo:font-style="normal" style:text-underline-style="none" fo:font-weight="normal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style:use-window-font-color="true" style:font-name="Arial" fo:font-size="10pt" fo:language="en" fo:country="GB" fo:font-style="normal" style:text-underline-style="none" fo:font-weight="normal" fo:background-color="transparent" loext:char-shading-value="0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7" style:family="text">
      <style:text-properties style:use-window-font-color="true" style:font-name="CourierNewPSMT" fo:font-size="10pt" fo:language="en" fo:country="GB" fo:font-style="normal" style:text-underline-style="none" fo:font-weight="normal" fo:background-color="transparent" loext:char-shading-value="0" style:font-name-asian="CourierNewPSMT" style:font-size-asian="10pt" style:font-style-asian="normal" style:font-weight-asian="normal" style:font-name-complex="CourierNewPSMT" style:font-size-complex="10pt" style:font-style-complex="normal" style:font-weight-complex="normal"/>
    </style:style>
    <style:style style:name="T8" style:family="text">
      <style:text-properties style:use-window-font-color="true" style:font-name="Times New Roman1" fo:font-size="10pt" fo:language="en" fo:country="US" fo:font-style="normal" style:text-underline-style="none" fo:font-weight="normal" fo:background-color="transparent" loext:char-shading-value="0" style:font-name-asian="CourierNewPSMT" style:font-size-asian="10pt" style:font-style-asian="normal" style:font-weight-asian="normal" style:font-name-complex="CourierNewPSMT" style:font-size-complex="10pt" style:font-style-complex="normal" style:font-weight-complex="normal"/>
    </style:style>
    <style:style style:name="T9" style:family="text">
      <style:text-properties style:font-name="Arial" fo:font-size="10pt" fo:language="en" fo:country="GB" fo:font-style="normal" style:text-underline-style="none" fo:font-weight="normal" fo:background-color="transparent" loext:char-shading-value="0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10" style:family="text">
      <style:text-properties style:font-name="Times New Roman1" fo:language="en" fo:country="US"/>
    </style:style>
    <style:style style:name="T11" style:family="text">
      <style:text-properties style:font-name="Times New Roman1" fo:language="en" fo:country="US" officeooo:rsid="000e4718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0e4718"/>
    </style:style>
    <style:style style:name="T15" style:family="text">
      <style:text-properties officeooo:rsid="000fc933"/>
    </style:style>
    <style:style style:name="T16" style:family="text">
      <style:text-properties officeooo:rsid="00106bd6"/>
    </style:style>
    <style:style style:name="T17" style:family="text">
      <style:text-properties officeooo:rsid="0010e500"/>
    </style:style>
    <style:style style:name="T18" style:family="text">
      <style:text-properties officeooo:rsid="0010fc9d"/>
    </style:style>
    <style:style style:name="fr1" style:family="graphic" style:parent-style-name="Frame">
      <style:graphic-properties style:wrap="none" style:vertical-pos="top" style:vertical-rel="baseline" style:horizontal-pos="center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Expression des besoins fonctionnels</text:h>
      <text:p text:style-name="P2">&lt;config&gt; </text:p>
      <text:p text:style-name="P23">&lt;!-- nb ${project_loc} est une variable predefinie pour un projet eclipse --&gt;</text:p>
      <text:p text:style-name="P5">&lt;param key='appName' value='bibliotheque' /&gt;</text:p>
      <text:p text:style-name="P5">&lt;param key='model' value='${project_<text:span text:style-name="T18">loc</text:span>}\Models\applications\${appName}\${appName}.uml' /&gt; </text:p>
      <text:p text:style-name="P7"><text:span text:style-name="T1">&lt;output path='</text:span><text:span text:style-name="T2">${project_</text:span><text:span text:style-name="T3">loc</text:span><text:span text:style-name="T2">}/Documentation</text:span><text:span text:style-name="T1">/</text:span><text:span text:style-name="T10">${appName}/</text:span><text:span text:style-name="T11">g</text:span><text:span text:style-name="T10">enerated/exprBesoins</text:span><text:span text:style-name="T1">.odt' /&gt;</text:span></text:p>
      <text:p text:style-name="P4">&lt;/config&gt;</text:p>
      <text:p text:style-name="P6">Diagrammes de classes (dans LogicalView)</text:p>
      <text:p text:style-name="P3">&lt;context model=’${model}’ importedBundles=’gmf;papyrus’ searchMetamodels=’true’/&gt;</text:p>
      <text:p text:style-name="P3"><text:span text:style-name="T5">&lt;context </text:span><text:span text:style-name="T7">element='Model</text:span><text:span text:style-name="T8">/UseCaseView/context</text:span><text:span text:style-name="T7">'</text:span><text:span text:style-name="T5">/&gt;</text:span></text:p>
      <text:h text:style-name="Heading_20_2" text:outline-level="2">Diagramme de contexte et acteurs</text:h>
      <text:p text:style-name="Standard"/>
      <text:h text:style-name="P22" text:outline-level="3">Diagramme de contexte (spécification périmètre applicatif) :</text:h>
      <text:p text:style-name="P14">&lt;gendoc&gt;</text:p>
      <text:p text:style-name="P12">[for(diag : Diagram | self.getPapyrusDiagrams())]</text:p>
      <text:p text:style-name="P13"><text:span text:style-name="T6">&lt;image object=’[diag.getDiagram() /]’ keepW='true'&gt;</text:span><text:span text:style-name="T6"><draw:frame draw:style-name="fr1" draw:name="Cadre2" text:anchor-type="as-char" svg:width="16.595cm" draw:z-index="2"><draw:text-box fo:min-height="1.457cm"><text:p text:style-name="Frame_20_contents"/></draw:text-box></draw:frame></text:span><text:span text:style-name="T6">&lt;/image&gt;</text:span></text:p>
      <text:p text:style-name="P9">[/for]</text:p>
      <text:p text:style-name="P14">[for (actor:Actor|self.ownedElement-&gt;filter(Actor))]</text:p>
      <text:h text:style-name="Heading_20_3" text:outline-level="3">Acteur uml "[actor.name/]"</text:h>
      <text:p text:style-name="P1"/>
      <text:p text:style-name="P20">[for (c:Comment| <text:span text:style-name="T17">actor</text:span>.ownedComment)] <text:s/>[c._body/][/for]</text:p>
      <text:p text:style-name="P8">[/for]</text:p>
      <text:p text:style-name="P9">&lt;/gendoc&gt;</text:p>
      <text:p text:style-name="P3"><text:span text:style-name="T5">&lt;context </text:span><text:span text:style-name="T7">element='Model</text:span><text:span text:style-name="T8">/UseCaseView</text:span><text:span text:style-name="T7">'</text:span><text:span text:style-name="T5">/&gt;</text:span></text:p>
      <text:h text:style-name="Heading_20_2" text:outline-level="2">Cas d'utilisation avec scénarios et activités</text:h>
      <text:p text:style-name="P15">"<text:span text:style-name="T12">Use Case</text:span>" : <text:span text:style-name="T12">objectif</text:span> (ou <text:s/>sous objectif) <text:span text:style-name="T12">utilisateur </text:span><text:span text:style-name="T13">(du système informatique</text:span><text:span text:style-name="T12">)</text:span>.</text:p>
      <text:p text:style-name="P17">Un <text:span text:style-name="T12">cas d'utilisation</text:span> (souvent associé à une session utilisateur) correspond également à une <text:span text:style-name="T12">fonctionnalité</text:span> (ou sous fonctionnalité) apportée par l'application.</text:p>
      <text:p text:style-name="P14">&lt;gendoc&gt;</text:p>
      <text:p text:style-name="P12">[for(diag : Diagram | self.getPapyrusDiagrams())]</text:p>
      <text:p text:style-name="P13"><text:span text:style-name="T6">&lt;image object=’[diag.getDiagram() /]’ keepW='true'&gt;</text:span><text:span text:style-name="T6"><draw:frame draw:style-name="fr1" draw:name="Cadre1" text:anchor-type="as-char" svg:width="16.595cm" draw:z-index="0"><draw:text-box fo:min-height="1.457cm"><text:p text:style-name="Frame_20_contents"/></draw:text-box></draw:frame></text:span><text:span text:style-name="T6">&lt;/image&gt;</text:span></text:p>
      <text:p text:style-name="P9">[/for]</text:p>
      <text:p text:style-name="P14">[for (uc:UseCase|self.ownedElement-&gt;filter(UseCase))]</text:p>
      <text:h text:style-name="Heading_20_3" text:outline-level="3">U.C. "[uc.name/]"</text:h>
      <text:p text:style-name="P1"/>
      <text:p text:style-name="P19"><text:soft-page-break/>[for (c:Comment| <text:span text:style-name="T16">uc</text:span>.ownedComment)] </text:p>
      <text:p text:style-name="P21"><text:s/>[for(ligne:String|c._body.splitNewLine())][ligne /]</text:p>
      <text:p text:style-name="P21">[/for]</text:p>
      <text:p text:style-name="P18">[/for]</text:p>
      <text:p text:style-name="P8">[for (a:Activity|self.ownedElement-&gt;filter(Activity) )]</text:p>
      <text:p text:style-name="P12">[for(subActivitydiag : Diagram | a.getPapyrusDiagrams())]</text:p>
      <text:p text:style-name="P11"><text:span text:style-name="T9">&lt;image object=’[subActivitydiag.getDiagram() /]’ keepW='true'&gt;</text:span><text:span text:style-name="T9"><draw:frame draw:style-name="fr1" draw:name="Cadre3" text:anchor-type="as-char" svg:width="16.595cm" draw:z-index="1"><draw:text-box fo:min-height="1.457cm"><text:p text:style-name="Frame_20_contents"/></draw:text-box></draw:frame></text:span><text:span text:style-name="T9">&lt;/image&gt;</text:span></text:p>
      <text:p text:style-name="P10">[/for][/for]</text:p>
      <text:p text:style-name="P16"><text:span text:style-name="T4">[/for]</text:span>&lt;/gendoc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1" svg:font-family="'Times New Roman'"/>
    <style:font-face style:name="CourierNewPSMT" svg:font-family="CourierNewPSMT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Garamond" svg:font-family="Garamond" style:font-adornments="Italiqu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 Narrow" svg:font-family="'Arial Narrow'" style:font-adornments="Gras" style:font-family-generic="swiss" style:font-pitch="variable"/>
    <style:font-face style:name="Arial Narrow1" svg:font-family="'Arial Narrow'" style:font-adornments="Gras Italique" style:font-family-generic="swiss" style:font-pitch="variable"/>
    <style:font-face style:name="Arial Narrow2" svg:font-family="'Arial Narrow'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Standard" style:default-outline-level="1" style:class="text">
      <style:paragraph-properties fo:margin-left="0cm" fo:margin-right="0cm" fo:margin-top="0cm" fo:margin-bottom="0cm" loext:contextual-spacing="false" fo:text-indent="0cm" style:auto-text-indent="false" fo:break-before="page" fo:background-color="#ffffcc" style:border-line-width="0.035cm 0.035cm 0.035cm" fo:padding="0.049cm" fo:border="3pt double #008000">
        <style:background-image/>
      </style:paragraph-properties>
      <style:text-properties style:use-window-font-color="true" style:text-outline="false" style:font-name="Arial Narrow" fo:font-family="'Arial Narrow'" style:font-style-name="Gras" style:font-family-generic="swiss" style:font-pitch="variable" fo:font-size="24pt" fo:text-shadow="none" fo:font-weight="bold" fo:background-color="transparent" style:font-size-asian="16.1000003814697pt" style:font-weight-asian="bold" style:font-size-complex="16.1000003814697pt" style:font-weight-complex="bold"/>
    </style:style>
    <style:style style:name="Heading_20_2" style:display-name="Heading 2" style:family="paragraph" style:parent-style-name="Heading" style:next-style-name="Standard" style:default-outline-level="2" style:class="text">
      <style:paragraph-properties fo:margin-left="0.25cm" fo:margin-right="0cm" fo:margin-top="0cm" fo:margin-bottom="0cm" loext:contextual-spacing="false" fo:text-indent="0cm" style:auto-text-indent="false" fo:background-color="#ffcc99">
        <style:background-image/>
      </style:paragraph-properties>
      <style:text-properties fo:color="#000080" style:font-name="Arial Narrow1" fo:font-family="'Arial Narrow'" style:font-style-name="Gras Italique" style:font-family-generic="swiss" style:font-pitch="variable" fo:font-size="22pt" fo:font-style="normal" fo:text-shadow="none" style:text-underline-style="solid" style:text-underline-type="double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Standard" style:default-outline-level="3" style:class="text" style:master-page-name="">
      <style:paragraph-properties fo:margin-left="0.499cm" fo:margin-right="0cm" fo:margin-top="0cm" fo:margin-bottom="0cm" loext:contextual-spacing="false" fo:text-indent="0cm" style:auto-text-indent="false" style:page-number="auto" fo:background-color="#ccffff">
        <style:background-image/>
      </style:paragraph-properties>
      <style:text-properties fo:color="#000000" style:font-name="Arial Narrow" fo:font-family="'Arial Narrow'" style:font-style-name="Gras" style:font-family-generic="swiss" style:font-pitch="variable" fo:font-size="18pt" fo:font-style="normal" fo:text-shadow="none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Standard" style:default-outline-level="4" style:class="text">
      <style:paragraph-properties fo:margin-left="0.75cm" fo:margin-right="0cm" fo:margin-top="0.42cm" fo:margin-bottom="0.21cm" loext:contextual-spacing="false" fo:text-indent="0cm" style:auto-text-indent="false" fo:background-color="transparent">
        <style:tab-stops/>
        <style:background-image/>
      </style:paragraph-properties>
      <style:text-properties fo:color="#800080" style:font-name="Arial Narrow" fo:font-family="'Arial Narrow'" style:font-style-name="Gras" style:font-family-generic="swiss" style:font-pitch="variable" fo:font-size="16pt" fo:font-style="italic" fo:text-shadow="none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fo:text-align="end" style:justify-single-word="false" fo:padding="0.049cm" fo:border-left="none" fo:border-right="none" fo:border-top="none" fo:border-bottom="0.06pt solid #000000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Italique" style:font-family-generic="swiss" style:font-pitch="variable" fo:font-size="14pt" fo:font-style="italic"/>
    </style:style>
    <style:style style:name="Footer" style:family="paragraph" style:parent-style-name="Standard" style:class="extra">
      <style:paragraph-properties fo:padding="0.049cm" fo:border-left="none" fo:border-right="none" fo:border-top="0.06pt solid #000000" fo:border-bottom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Italique" style:font-family-generic="swiss" style:font-pitch="variable" fo:font-size="14pt" fo:font-style="italic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code" style:family="paragraph" style:parent-style-name="Standard" style:class="text">
      <style:paragraph-properties fo:padding="0.049cm" fo:border="0.99pt solid #355e00"/>
      <style:text-properties style:font-name="Arial Narrow2" fo:font-family="'Arial Narrow'" style:font-style-name="Normal" style:font-family-generic="swiss" style:font-pitch="variable" fo:font-size="14pt"/>
    </style:style>
    <style:style style:name="citation" style:family="paragraph" style:parent-style-name="Standard" style:class="text">
      <style:text-properties style:font-name="Garamond" fo:font-family="Garamond" style:font-style-name="Italique" style:font-family-generic="roman" style:font-pitch="variable" fo:font-size="18pt" fo:font-style="italic"/>
    </style:style>
    <style:style style:name="Frame_20_contents" style:display-name="Frame contents" style:family="paragraph" style:parent-style-name="Text_20_body" style:class="extra"/>
    <style:style style:name="Text" style:family="paragraph" style:parent-style-name="Standard" style:class="extra">
      <style:paragraph-properties fo:margin-top="0cm" fo:margin-bottom="0cm" loext:contextual-spacing="false" fo:line-height="150%"/>
      <style:text-properties fo:font-size="12pt" style:font-size-asian="12pt" style:font-size-complex="12pt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 - " style:num-format="I">
        <style:list-level-properties/>
      </text:outline-level-style>
      <text:outline-level-style text:level="2" style:num-suffix=". " style:num-format="1">
        <style:list-level-properties/>
      </text:outline-level-style>
      <text:outline-level-style text:level="3" style:num-suffix=". " style:num-format="1" text:display-levels="2">
        <style:list-level-properties/>
      </text:outline-level-style>
      <text:outline-level-style text:level="4" style:num-suffix=". " style:num-format="a" text:display-levels="3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.27cm" fo:margin-bottom="0.183cm" fo:margin-left="2cm" fo:margin-right="2cm" style:writing-mode="lr-tb" style:layout-grid-color="#c0c0c0" style:layout-grid-lines="44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chapter text:display="number-and-name" text:outline-level="1">I - Expression des besoins fonctionnels</text:chapter></text:p>
      </style:header>
      <style:footer>
        <text:p text:style-name="Footer">Cours XXX<text:tab/>-<text:tab/>Page <text:page-number text:select-page="current">2</text:page-number></text:p>
      </style:footer>
    </style:master-page>
    <style:master-page style:name="Endnote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1.2$Windows_x86 LibreOffice_project/958349dc3b25111dbca392fbc281a05559ef6848</meta:generator>
    <meta:initial-creator>Defrance Didier</meta:initial-creator>
    <meta:creation-date>2004-12-27T10:47:39</meta:creation-date>
    <dc:date>2016-03-23T18:07:54.193000000</dc:date>
    <dc:language>fr-FR</dc:language>
    <meta:editing-cycles>126</meta:editing-cycles>
    <meta:editing-duration>PT6H9M48S</meta:editing-duration>
    <meta:document-statistic meta:table-count="0" meta:image-count="0" meta:object-count="0" meta:page-count="2" meta:paragraph-count="41" meta:word-count="163" meta:character-count="1741" meta:non-whitespace-character-count="1614"/>
    <meta:user-defined meta:name="Info 1"/>
    <meta:user-defined meta:name="Info 2"/>
    <meta:user-defined meta:name="Info 3"/>
    <meta:user-defined meta:name="Info 4"/>
  </office:meta>
</office:document-meta>
</file>